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0f0847" style:font-name-asian="Liberation Serif" style:font-size-asian="10.5pt" style:font-size-complex="12pt"/>
    </style:style>
    <style:style style:name="P2" style:family="paragraph" style:parent-style-name="Text_20_body">
      <style:text-properties fo:font-size="12pt" officeooo:paragraph-rsid="002b940b" style:font-name-asian="Liberation Serif" style:font-size-asian="10.5pt" style:font-size-complex="12pt"/>
    </style:style>
    <style:style style:name="P3" style:family="paragraph" style:parent-style-name="Text_20_body">
      <style:text-properties officeooo:rsid="00233227" officeooo:paragraph-rsid="0026a97b"/>
    </style:style>
    <style:style style:name="P4" style:family="paragraph" style:parent-style-name="Text_20_body">
      <style:paragraph-properties fo:background-color="#eeeeee">
        <style:background-image/>
      </style:paragraph-properties>
    </style:style>
    <style:style style:name="P5" style:family="paragraph" style:parent-style-name="Text_20_body">
      <style:paragraph-properties fo:background-color="#eeeeee">
        <style:background-image/>
      </style:paragraph-properties>
      <style:text-properties officeooo:rsid="002ada8e" officeooo:paragraph-rsid="002ada8e"/>
    </style:style>
    <style:style style:name="P6" style:family="paragraph" style:parent-style-name="Text_20_body">
      <style:paragraph-properties fo:background-color="#eeeeee">
        <style:background-image/>
      </style:paragraph-properties>
      <style:text-properties fo:font-size="12pt" officeooo:rsid="002b940b" officeooo:paragraph-rsid="002b940b" style:font-name-asian="Liberation Serif" style:font-size-asian="10.5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27fb9"/>
    </style:style>
    <style:style style:name="T3" style:family="text">
      <style:text-properties officeooo:rsid="002574c9"/>
    </style:style>
    <style:style style:name="T4" style:family="text">
      <style:text-properties officeooo:rsid="002b940b"/>
    </style:style>
    <style:style style:name="T5" style:family="text">
      <style:text-properties officeooo:rsid="002d810a"/>
    </style:style>
    <style:style style:name="T6" style:family="text">
      <style:text-properties officeooo:rsid="002e44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bc中的hook机制，主要用于内存分配，它就像无处不在的钩子一样，一旦设置好了 hook，我们就可以在内存分配的地方随心所欲地做我们想做的事情。</text:span></text:p>
      <text:p text:style-name="P1"><text:span text:style-name="T1">在malloc.</text:span><text:span text:style-name="T2">h中，声明了一些hook，原型如下：</text:span></text:p>
      <text:p text:style-name="P4">/* Hooks for debugging and user-defined versions. */</text:p>
      <text:p text:style-name="P4">extern void (*__free_hook) (void *__ptr, const void *);</text:p>
      <text:p text:style-name="P4">extern void *(*__malloc_hook)(size_t __size, const void *);</text:p>
      <text:p text:style-name="P4">extern void *(*__realloc_hook)(void *__ptr, size_t __size, const void *);</text:p>
      <text:p text:style-name="P4">extern void *(*__memalign_hook)(size_t __alignment, size_t __size, const void *);</text:p>
      <text:p text:style-name="P4">extern void (*__after_morecore_hook) (void);</text:p>
      <text:p text:style-name="P3">从上面的注释中可以看出，我们可以自定义这些hook，用于debug。这些hook都是函数指针，以__<text:span text:style-name="T3">malloc_hook为例，当指定</text:span>__<text:span text:style-name="T3">malloc_hook为自定义的钩子后，调用malloc时，就会进入我们指定的自定义钩子，下面以一个例子说明。</text:span></text:p>
      <text:p text:style-name="P5">// test.cpp</text:p>
      <text:p text:style-name="P5">#include &lt;stdio.h&gt;</text:p>
      <text:p text:style-name="P5">#include &lt;stdlib.h&gt;</text:p>
      <text:p text:style-name="P5">#include &lt;malloc.h&gt;</text:p>
      <text:p text:style-name="P5"></text:p>
      <text:p text:style-name="P5">static void* (*old_malloc_hook)(size_t, const void*); // 函数指针，用于保存原始的malloc钩子</text:p>
      <text:p text:style-name="P5"></text:p>
      <text:p text:style-name="P5">static void* my_malloc(size_t size, const void *caller) // 自定义malloc钩子</text:p>
      <text:p text:style-name="P5">{</text:p>
      <text:p text:style-name="P5"><text:tab/>static int malloc_time = 0; // 记录malloc钩子调用了几次</text:p>
      <text:p text:style-name="P5"><text:tab/>__malloc_hook = old_malloc_hook; // 还原malloc钩子，否则下面真正的malloc调用会造成递归死循环</text:p>
      <text:p text:style-name="P5"><text:tab/>void *ptr = malloc(size); // 真正的内存分配</text:p>
      <text:p text:style-name="P5"><text:tab/>__malloc_hook = my_malloc; // 重置malloc钩子为自定义值</text:p>
      <text:p text:style-name="P5"><text:tab/>printf("%s, addr: %p, size: %lu, time:%d\n", __func__, ptr, size, ++malloc_time);</text:p>
      <text:p text:style-name="P5"><text:tab/>return ptr;</text:p>
      <text:p text:style-name="P5">}</text:p>
      <text:p text:style-name="P5"></text:p>
      <text:p text:style-name="P5">void __attribute__((constructor)) malloc_init() // __attribute__((constructor)) 是gcc的一个特性，意思是在进入main主方法之前会首先调用这个函数<text:span text:style-name="T6">，我们用它来初始化malloc钩子</text:span></text:p>
      <text:p text:style-name="P5">{</text:p>
      <text:p text:style-name="P5"><text:tab/>old_malloc_hook = __malloc_hook; // 保存原始的malloc钩子</text:p>
      <text:p text:style-name="P5"><text:tab/>__malloc_hook = my_malloc; // 设置malloc钩子为自定义值</text:p>
      <text:p text:style-name="P5">}</text:p>
      <text:p text:style-name="P5"></text:p>
      <text:p text:style-name="P5">int main()</text:p>
      <text:p text:style-name="P5"><text:soft-page-break/>{</text:p>
      <text:p text:style-name="P5"><text:tab/>char *c = (char*)malloc(sizeof(char)); // malloc</text:p>
      <text:p text:style-name="P5"><text:tab/>free(c);</text:p>
      <text:p text:style-name="P5"></text:p>
      <text:p text:style-name="P5"><text:tab/>int *i = new int; // new</text:p>
      <text:p text:style-name="P5"><text:tab/>delete i;</text:p>
      <text:p text:style-name="P5"></text:p>
      <text:p text:style-name="P5"><text:tab/>FILE *f = fopen("./file", "r"); //fopen</text:p>
      <text:p text:style-name="P5"><text:tab/>if (NULL != f) {</text:p>
      <text:p text:style-name="P5"><text:tab/><text:tab/>fclose(f);</text:p>
      <text:p text:style-name="P5"><text:tab/>}</text:p>
      <text:p text:style-name="P5"></text:p>
      <text:p text:style-name="P5"><text:tab/>return 0;</text:p>
      <text:p text:style-name="P5">} </text:p>
      <text:p text:style-name="P1">运行结果如下：</text:p>
      <text:p text:style-name="P6">$g++ -o test test.cpp</text:p>
      <text:p text:style-name="P6">$./test</text:p>
      <text:p text:style-name="P6">my_malloc, addr: 0x209c010, size: 1, time:1</text:p>
      <text:p text:style-name="P6">my_malloc, addr: 0x209c010, size: 4, time:2</text:p>
      <text:p text:style-name="P6">my_malloc, addr: 0x209c030, size: 568, time:3</text:p>
      <text:p text:style-name="P2"><text:span text:style-name="T4">从上面的结果可以看出，不仅malloc调用会进入我们自定义的malloc钩子，而且new、fopen（还有许多其它的函数）也会进入malloc钩子。需要注意的一点是，这些内存分配的钩子需要不断的还原和重置，也真是因为如此，hook机制不适用于多线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4T08:29:43</meta:creation-date>
    <meta:generator>LibreOffice/4.2.8.2$Linux_X86_64 LibreOffice_project/420m0$Build-2</meta:generator>
    <dc:date>2015-11-20T20:26:19.849460781</dc:date>
    <meta:editing-duration>PT7H22M19S</meta:editing-duration>
    <meta:editing-cycles>46</meta:editing-cycles>
    <meta:document-statistic meta:table-count="0" meta:image-count="0" meta:object-count="0" meta:page-count="2" meta:paragraph-count="54" meta:word-count="577" meta:character-count="1846" meta:non-whitespace-character-count="1646"/>
  </office:meta>
</office:document-meta>
</file>